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Bold" svg:font-family="'Helvetica Bold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6.3299in" table:align="center"/>
    </style:style>
    <style:style style:name="Table1.A" style:family="table-column">
      <style:table-column-properties style:column-width="1.5813in"/>
    </style:style>
    <style:style style:name="Table1.B" style:family="table-column">
      <style:table-column-properties style:column-width="1.5826in"/>
    </style:style>
    <style:style style:name="Table1.D" style:family="table-column">
      <style:table-column-properties style:column-width="1.5847in"/>
    </style:style>
    <style:style style:name="Table1.1" style:family="table-row">
      <style:table-row-properties style:min-row-height="0.4896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A2.1" style:family="table-row">
      <style:table-row-properties style:min-row-height="0.4167in"/>
    </style:style>
    <style:style style:name="Table1.A2.1.1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A2.2" style:family="table-row">
      <style:table-row-properties style:row-height="0.05in"/>
    </style:style>
    <style:style style:name="Table1.A2.1.3" style:family="table-cell">
      <style:table-cell-properties fo:padding="0.0597in" fo:border-left="0.0007in solid #000000" fo:border-right="none" fo:border-top="none" fo:border-bottom="0.0007in solid #000000"/>
    </style:style>
    <style:style style:name="Table1.D2.1.1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D2.1.3" style:family="table-cell">
      <style:table-cell-properties fo:padding="0.0597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Helvetica Bold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table:number-columns-spanned="2" office:value-type="string">
            <text:p text:style-name="P1">Collections séquentielles</text:p>
            <text:p text:style-name="P1">(Sequenceable)</text:p>
          </table:table-cell>
          <table:covered-table-cell/>
          <table:table-cell table:style-name="Table1.C1" table:number-columns-spanned="2" office:value-type="string">
            <text:p text:style-name="P1">Collections non séquentielles</text:p>
          </table:table-cell>
          <table:covered-table-cell/>
        </table:table-row>
        <table:table-row>
          <table:table-cell>
            <table:table table:is-sub-table="true">
              <table:table-column table:style-name="Table1.A"/>
              <table:table-row table:style-name="Table1.A2.1">
                <table:table-cell table:style-name="Table1.A2.1.1" office:value-type="string">
                  <text:p text:style-name="P1">Accessibles par indice</text:p>
                </table:table-cell>
              </table:table-row>
              <table:table-row table:style-name="Table1.A2.2">
                <table:table-cell table:style-name="Table1.A2.1.1" office:value-type="string">
                  <text:p text:style-name="P4"/>
                </table:table-cell>
              </table:table-row>
              <table:table-row>
                <table:table-cell table:style-name="Table1.A2.1.3" office:value-type="string">
                  <text:p text:style-name="P2">Interval</text:p>
                  <text:p text:style-name="P2">SortedCollection</text:p>
                  <text:p text:style-name="P2">Array</text:p>
                  <text:p text:style-name="P2">ByteArray</text:p>
                  <text:p text:style-name="P2">OrderedCollection</text:p>
                  <text:p text:style-name="P2">String</text:p>
                  <text:p text:style-name="P2">Symbol</text:p>
                </table:table-cell>
              </table:table-row>
            </table:table>
          </table:table-cell>
          <table:table-cell>
            <table:table table:is-sub-table="true">
              <table:table-column table:style-name="Table1.B"/>
              <table:table-row table:style-name="Table1.A2.1">
                <table:table-cell table:style-name="Table1.A2.1.1" office:value-type="string">
                  <text:p text:style-name="P1">Non indexées</text:p>
                </table:table-cell>
              </table:table-row>
              <table:table-row table:style-name="Table1.A2.2">
                <table:table-cell table:style-name="Table1.A2.1.1" office:value-type="string">
                  <text:p text:style-name="P4"/>
                </table:table-cell>
              </table:table-row>
              <table:table-row>
                <table:table-cell table:style-name="Table1.A2.1.3" office:value-type="string">
                  <text:p text:style-name="P2">LinkedList</text:p>
                  <text:p text:style-name="P2">SkipList</text:p>
                </table:table-cell>
              </table:table-row>
            </table:table>
          </table:table-cell>
          <table:table-cell>
            <table:table table:is-sub-table="true">
              <table:table-column table:style-name="Table1.A"/>
              <table:table-row table:style-name="Table1.A2.1">
                <table:table-cell table:style-name="Table1.A2.1.1" office:value-type="string">
                  <text:p text:style-name="P1">Accessibles par clé (<text:span text:style-name="T1">key</text:span>)</text:p>
                </table:table-cell>
              </table:table-row>
              <table:table-row table:style-name="Table1.A2.2">
                <table:table-cell table:style-name="Table1.A2.1.1" office:value-type="string">
                  <text:p text:style-name="P3"/>
                </table:table-cell>
              </table:table-row>
              <table:table-row>
                <table:table-cell table:style-name="Table1.A2.1.3" office:value-type="string">
                  <text:p text:style-name="P2">Dictionary</text:p>
                  <text:p text:style-name="P2">IdentityDictionary</text:p>
                  <text:p text:style-name="P2">PluggableDictionary</text:p>
                </table:table-cell>
              </table:table-row>
            </table:table>
          </table:table-cell>
          <table:table-cell>
            <table:table table:is-sub-table="true">
              <table:table-column table:style-name="Table1.D"/>
              <table:table-row table:style-name="Table1.A2.1">
                <table:table-cell table:style-name="Table1.D2.1.1" office:value-type="string">
                  <text:p text:style-name="P1">Sans clé</text:p>
                </table:table-cell>
              </table:table-row>
              <table:table-row table:style-name="Table1.A2.2">
                <table:table-cell table:style-name="Table1.D2.1.1" office:value-type="string">
                  <text:p text:style-name="P3"/>
                </table:table-cell>
              </table:table-row>
              <table:table-row>
                <table:table-cell table:style-name="Table1.D2.1.3" office:value-type="string">
                  <text:p text:style-name="P2">Set</text:p>
                  <text:p text:style-name="P2">IdentitySet</text:p>
                  <text:p text:style-name="P2">PluggableSet</text:p>
                  <text:p text:style-name="P2">Bag</text:p>
                  <text:p text:style-name="P2">IdentityBag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 Bold" svg:font-family="'Helvetica Bold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680m18$Build-9161</meta:generator>
    <meta:creation-date>2007-09-26T16:56:43</meta:creation-date>
    <dc:date>2007-10-13T16:11:54</dc:date>
    <dc:language>en-US</dc:language>
    <meta:editing-cycles>10</meta:editing-cycles>
    <meta:editing-duration>PT48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4" meta:word-count="34" meta:character-count="307"/>
  </office:meta>
</office:document-meta>
</file>